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auBench Re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OF</text:p>
          </table:table-cell>
          <table:table-cell table:style-name="Default" office:value-type="string" calcext:value-type="string">
            <text:p>Work Units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float" office:value="0.26" calcext:value-type="float">
            <text:p>2.60E-01</text:p>
          </table:table-cell>
          <table:table-cell office:value-type="float" office:value="0.00185" calcext:value-type="float">
            <text:p>1.85E-03</text:p>
          </table:table-cell>
          <table:table-cell/>
          <table:table-cell office:value-type="float" office:value="0.072169" calcext:value-type="float">
            <text:p>0.072169</text:p>
          </table:table-cell>
          <table:table-cell table:formula="of:=[.F9]" office:value-type="float" office:value="0.036084" calcext:value-type="float">
            <text:p>3.60840000E-02</text:p>
          </table:table-cell>
          <table:table-cell table:formula="of:=[.C8]" office:value-type="float" office:value="0.26" calcext:value-type="float">
            <text:p>2.60000000E-01</text:p>
          </table:table-cell>
          <table:table-cell table:formula="of:=[.H8]*[.$G$2]" office:value-type="float" office:value="1.3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2.29" calcext:value-type="float">
            <text:p>2.29E+00</text:p>
          </table:table-cell>
          <table:table-cell office:value-type="float" office:value="0.000499" calcext:value-type="float">
            <text:p>4.99E-04</text:p>
          </table:table-cell>
          <table:table-cell/>
          <table:table-cell table:style-name="ce1" office:value-type="float" office:value="0.036084" calcext:value-type="float">
            <text:p>3.61E-02</text:p>
          </table:table-cell>
          <table:table-cell table:formula="of:=[.F10]" office:value-type="float" office:value="0.018042" calcext:value-type="float">
            <text:p>1.80420000E-02</text:p>
          </table:table-cell>
          <table:table-cell table:formula="of:=[.C9]" office:value-type="float" office:value="2.29" calcext:value-type="float">
            <text:p>2.29000000E+00</text:p>
          </table:table-cell>
          <table:table-cell table:formula="of:=[.H9]*[.$G$2]" office:value-type="float" office:value="11.45" calcext:value-type="float">
            <text:p>11.45</text:p>
          </table:table-cell>
        </table:table-row>
        <table:table-row table:style-name="ro1">
          <table:table-cell table:number-columns-repeated="2"/>
          <table:table-cell office:value-type="float" office:value="22.21" calcext:value-type="float">
            <text:p>2.22E+01</text:p>
          </table:table-cell>
          <table:table-cell office:value-type="float" office:value="0.0000894" calcext:value-type="float">
            <text:p>8.94E-05</text:p>
          </table:table-cell>
          <table:table-cell/>
          <table:table-cell table:style-name="ce1" office:value-type="float" office:value="0.018042" calcext:value-type="float">
            <text:p>1.80E-02</text:p>
          </table:table-cell>
          <table:table-cell table:formula="of:=[.F10]" office:value-type="float" office:value="0.018042" calcext:value-type="float">
            <text:p>1.80420000E-02</text:p>
          </table:table-cell>
          <table:table-cell table:formula="of:=[.C10]" office:value-type="float" office:value="22.21" calcext:value-type="float">
            <text:p>2.22100000E+01</text:p>
          </table:table-cell>
          <table:table-cell table:formula="of:=[.H10]*[.$G$2]" office:value-type="float" office:value="111.05" calcext:value-type="float">
            <text:p>111.05</text:p>
          </table:table-cell>
        </table:table-row>
        <table:table-row table:style-name="ro1">
          <table:table-cell table:number-columns-repeated="2"/>
          <table:table-cell office:value-type="float" office:value="255.39" calcext:value-type="float">
            <text:p>2.55E+02</text:p>
          </table:table-cell>
          <table:table-cell office:value-type="float" office:value="0.0000141" calcext:value-type="float">
            <text:p>1.41E-05</text:p>
          </table:table-cell>
          <table:table-cell/>
          <table:table-cell office:value-type="float" office:value="0.009021" calcext:value-type="float">
            <text:p>0.009021</text:p>
          </table:table-cell>
          <table:table-cell table:formula="of:=[.D11]" office:value-type="float" office:value="0.0000141" calcext:value-type="float">
            <text:p>1.41000000E-05</text:p>
          </table:table-cell>
          <table:table-cell table:formula="of:=[.C11]" office:value-type="float" office:value="255.39" calcext:value-type="float">
            <text:p>2.55390000E+02</text:p>
          </table:table-cell>
          <table:table-cell table:formula="of:=[.H11]*[.$G$2]" office:value-type="float" office:value="1276.95" calcext:value-type="float">
            <text:p>1276.95</text:p>
          </table:table-cell>
        </table:table-row>
        <table:table-row table:style-name="ro1">
          <table:table-cell table:number-columns-repeated="2"/>
          <table:table-cell office:value-type="float" office:value="2726.25" calcext:value-type="float">
            <text:p>2.73E+03</text:p>
          </table:table-cell>
          <table:table-cell office:value-type="float" office:value="0.00000224" calcext:value-type="float">
            <text:p>2.24E-06</text:p>
          </table:table-cell>
          <table:table-cell/>
          <table:table-cell office:value-type="float" office:value="0.004511" calcext:value-type="float">
            <text:p>0.004511</text:p>
          </table:table-cell>
          <table:table-cell table:formula="of:=[.D12]" office:value-type="float" office:value="0.00000224" calcext:value-type="float">
            <text:p>2.24000000E-06</text:p>
          </table:table-cell>
          <table:table-cell table:formula="of:=[.C12]" office:value-type="float" office:value="2726.25" calcext:value-type="float">
            <text:p>2.72625000E+03</text:p>
          </table:table-cell>
          <table:table-cell table:formula="of:=[.H12]*[.$G$2]" office:value-type="float" office:value="13631.25" calcext:value-type="float">
            <text:p>13631.25</text:p>
          </table:table-cell>
        </table:table-row>
        <table:table-row table:style-name="ro1">
          <table:table-cell table:number-columns-repeated="2"/>
          <table:table-cell office:value-type="float" office:value="29940.89" calcext:value-type="float">
            <text:p>2.99E+04</text:p>
          </table:table-cell>
          <table:table-cell office:value-type="float" office:value="0.000000373" calcext:value-type="float">
            <text:p>3.73E-07</text:p>
          </table:table-cell>
          <table:table-cell/>
          <table:table-cell office:value-type="float" office:value="0.002255" calcext:value-type="float">
            <text:p>0.002255</text:p>
          </table:table-cell>
          <table:table-cell table:formula="of:=[.D13]" office:value-type="float" office:value="0.000000373" calcext:value-type="float">
            <text:p>3.73000000E-07</text:p>
          </table:table-cell>
          <table:table-cell table:formula="of:=[.C13]" office:value-type="float" office:value="29940.89" calcext:value-type="float">
            <text:p>2.99408900E+04</text:p>
          </table:table-cell>
          <table:table-cell table:formula="of:=[.H13]*[.$G$2]" office:value-type="float" office:value="149704.45" calcext:value-type="float">
            <text:p>149704.4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2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108" calcext:value-type="float">
            <text:p>1.08E+02</text:p>
          </table:table-cell>
          <table:table-cell office:value-type="float" office:value="0.006713196" calcext:value-type="float">
            <text:p>6.71E-03</text:p>
          </table:table-cell>
          <table:table-cell office:value-type="float" office:value="0.001157946" calcext:value-type="float">
            <text:p>1.16E-03</text:p>
          </table:table-cell>
          <table:table-cell/>
          <table:table-cell table:formula="of:=1/SQRT([.B19])" office:value-type="float" office:value="0.0962250448649376" calcext:value-type="float">
            <text:p>0.0962250449</text:p>
          </table:table-cell>
          <table:table-cell table:formula="of:=[.D19]" office:value-type="float" office:value="0.001157946" calcext:value-type="float">
            <text:p>1.15794600E-03</text:p>
          </table:table-cell>
          <table:table-cell table:formula="of:=[.C19]" office:value-type="float" office:value="0.006713196" calcext:value-type="float">
            <text:p>6.71319600E-03</text:p>
          </table:table-cell>
          <table:table-cell table:formula="of:=[.H19]*[.$G$2]" office:value-type="float" office:value="0.03356598" calcext:value-type="float">
            <text:p>0.03356598</text:p>
          </table:table-cell>
        </table:table-row>
        <table:table-row table:style-name="ro1">
          <table:table-cell/>
          <table:table-cell office:value-type="float" office:value="432" calcext:value-type="float">
            <text:p>4.32E+02</text:p>
          </table:table-cell>
          <table:table-cell office:value-type="float" office:value="0.02560433" calcext:value-type="float">
            <text:p>2.56E-02</text:p>
          </table:table-cell>
          <table:table-cell office:value-type="float" office:value="0.0004310859" calcext:value-type="float">
            <text:p>4.31E-04</text:p>
          </table:table-cell>
          <table:table-cell/>
          <table:table-cell table:formula="of:=1/SQRT([.B20])" office:value-type="float" office:value="0.0481125224324688" calcext:value-type="float">
            <text:p>0.0481125224</text:p>
          </table:table-cell>
          <table:table-cell table:formula="of:=[.D20]" office:value-type="float" office:value="0.0004310859" calcext:value-type="float">
            <text:p>4.31085900E-04</text:p>
          </table:table-cell>
          <table:table-cell table:formula="of:=[.C20]" office:value-type="float" office:value="0.02560433" calcext:value-type="float">
            <text:p>2.56043300E-02</text:p>
          </table:table-cell>
          <table:table-cell table:formula="of:=[.H20]*[.$G$2]" office:value-type="float" office:value="0.12802165" calcext:value-type="float">
            <text:p>0.12802165</text:p>
          </table:table-cell>
        </table:table-row>
        <table:table-row table:style-name="ro1">
          <table:table-cell/>
          <table:table-cell office:value-type="float" office:value="1728" calcext:value-type="float">
            <text:p>1.73E+03</text:p>
          </table:table-cell>
          <table:table-cell office:value-type="float" office:value="0.109946" calcext:value-type="float">
            <text:p>1.10E-01</text:p>
          </table:table-cell>
          <table:table-cell office:value-type="float" office:value="0.00005696985" calcext:value-type="float">
            <text:p>5.70E-05</text:p>
          </table:table-cell>
          <table:table-cell/>
          <table:table-cell table:formula="of:=1/SQRT([.B21])" office:value-type="float" office:value="0.0240562612162344" calcext:value-type="float">
            <text:p>0.0240562612</text:p>
          </table:table-cell>
          <table:table-cell table:formula="of:=[.D21]" office:value-type="float" office:value="0.00005696985" calcext:value-type="float">
            <text:p>5.69698500E-05</text:p>
          </table:table-cell>
          <table:table-cell table:formula="of:=[.C21]" office:value-type="float" office:value="0.109946" calcext:value-type="float">
            <text:p>1.09946000E-01</text:p>
          </table:table-cell>
          <table:table-cell table:formula="of:=[.H21]*[.$G$2]" office:value-type="float" office:value="0.54973" calcext:value-type="float">
            <text:p>0.54973</text:p>
          </table:table-cell>
        </table:table-row>
        <table:table-row table:style-name="ro1">
          <table:table-cell/>
          <table:table-cell office:value-type="float" office:value="6912" calcext:value-type="float">
            <text:p>6.91E+03</text:p>
          </table:table-cell>
          <table:table-cell office:value-type="float" office:value="0.5739696" calcext:value-type="float">
            <text:p>5.74E-01</text:p>
          </table:table-cell>
          <table:table-cell office:value-type="float" office:value="0.00000705944" calcext:value-type="float">
            <text:p>7.06E-06</text:p>
          </table:table-cell>
          <table:table-cell/>
          <table:table-cell table:formula="of:=1/SQRT([.B22])" office:value-type="float" office:value="0.0120281306081172" calcext:value-type="float">
            <text:p>0.0120281306</text:p>
          </table:table-cell>
          <table:table-cell table:formula="of:=[.D22]" office:value-type="float" office:value="0.00000705944" calcext:value-type="float">
            <text:p>7.05944000E-06</text:p>
          </table:table-cell>
          <table:table-cell table:formula="of:=[.C22]" office:value-type="float" office:value="0.5739696" calcext:value-type="float">
            <text:p>5.73969600E-01</text:p>
          </table:table-cell>
          <table:table-cell table:formula="of:=[.H22]*[.$G$2]" office:value-type="float" office:value="2.869848" calcext:value-type="float">
            <text:p>2.869848</text:p>
          </table:table-cell>
        </table:table-row>
        <table:table-row table:style-name="ro1">
          <table:table-cell/>
          <table:table-cell office:value-type="float" office:value="27648" calcext:value-type="float">
            <text:p>2.76E+04</text:p>
          </table:table-cell>
          <table:table-cell office:value-type="float" office:value="3.356306" calcext:value-type="float">
            <text:p>3.36E+00</text:p>
          </table:table-cell>
          <table:table-cell office:value-type="float" office:value="0.0000008678409" calcext:value-type="float">
            <text:p>8.68E-07</text:p>
          </table:table-cell>
          <table:table-cell/>
          <table:table-cell table:formula="of:=1/SQRT([.B23])" office:value-type="float" office:value="0.0060140653040586" calcext:value-type="float">
            <text:p>0.0060140653</text:p>
          </table:table-cell>
          <table:table-cell table:formula="of:=[.D23]" office:value-type="float" office:value="0.0000008678409" calcext:value-type="float">
            <text:p>8.67840900E-07</text:p>
          </table:table-cell>
          <table:table-cell table:formula="of:=[.C23]" office:value-type="float" office:value="3.356306" calcext:value-type="float">
            <text:p>3.35630600E+00</text:p>
          </table:table-cell>
          <table:table-cell table:formula="of:=[.H23]*[.$G$2]" office:value-type="float" office:value="16.78153" calcext:value-type="float">
            <text:p>16.7815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1912103" calcext:value-type="float">
            <text:p>1.91E-02</text:p>
          </table:table-cell>
          <table:table-cell office:value-type="float" office:value="0.0006866129" calcext:value-type="float">
            <text:p>6.87E-04</text:p>
          </table:table-cell>
          <table:table-cell/>
          <table:table-cell table:formula="of:=1/SQRT([.B26])" office:value-type="float" office:value="0.0721687836487032" calcext:value-type="float">
            <text:p>0.0721687836</text:p>
          </table:table-cell>
          <table:table-cell table:formula="of:=[.D26]" office:value-type="float" office:value="0.0006866129" calcext:value-type="float">
            <text:p>6.86612900E-04</text:p>
          </table:table-cell>
          <table:table-cell table:formula="of:=[.C26]" office:value-type="float" office:value="0.01912103" calcext:value-type="float">
            <text:p>1.91210300E-02</text:p>
          </table:table-cell>
          <table:table-cell table:formula="of:=[.H26]*[.$G$2]" office:value-type="float" office:value="0.09560515" calcext:value-type="float">
            <text:p>0.09560515</text:p>
          </table:table-cell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1027099" calcext:value-type="float">
            <text:p>1.03E-01</text:p>
          </table:table-cell>
          <table:table-cell office:value-type="float" office:value="0.00009245502" calcext:value-type="float">
            <text:p>9.25E-05</text:p>
          </table:table-cell>
          <table:table-cell/>
          <table:table-cell table:formula="of:=1/SQRT([.B27])" office:value-type="float" office:value="0.0360843918243516" calcext:value-type="float">
            <text:p>0.0360843918</text:p>
          </table:table-cell>
          <table:table-cell table:formula="of:=[.D27]" office:value-type="float" office:value="0.00009245502" calcext:value-type="float">
            <text:p>9.24550200E-05</text:p>
          </table:table-cell>
          <table:table-cell table:formula="of:=[.C27]" office:value-type="float" office:value="0.1027099" calcext:value-type="float">
            <text:p>1.02709900E-01</text:p>
          </table:table-cell>
          <table:table-cell table:formula="of:=[.H27]*[.$G$2]" office:value-type="float" office:value="0.5135495" calcext:value-type="float">
            <text:p>0.5135495</text:p>
          </table:table-cell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5125103" calcext:value-type="float">
            <text:p>5.13E-01</text:p>
          </table:table-cell>
          <table:table-cell office:value-type="float" office:value="0.000007647551" calcext:value-type="float">
            <text:p>7.65E-06</text:p>
          </table:table-cell>
          <table:table-cell/>
          <table:table-cell table:formula="of:=1/SQRT([.B28])" office:value-type="float" office:value="0.0180421959121758" calcext:value-type="float">
            <text:p>0.0180421959</text:p>
          </table:table-cell>
          <table:table-cell table:formula="of:=[.D28]" office:value-type="float" office:value="0.000007647551" calcext:value-type="float">
            <text:p>7.64755100E-06</text:p>
          </table:table-cell>
          <table:table-cell table:formula="of:=[.C28]" office:value-type="float" office:value="0.5125103" calcext:value-type="float">
            <text:p>5.12510300E-01</text:p>
          </table:table-cell>
          <table:table-cell table:formula="of:=[.H28]*[.$G$2]" office:value-type="float" office:value="2.5625515" calcext:value-type="float">
            <text:p>2.5625515</text:p>
          </table:table-cell>
        </table:table-row>
        <table:table-row table:style-name="ro1">
          <table:table-cell/>
          <table:table-cell office:value-type="float" office:value="12288" calcext:value-type="float">
            <text:p>1.23E+04</text:p>
          </table:table-cell>
          <table:table-cell office:value-type="float" office:value="3.064037" calcext:value-type="float">
            <text:p>3.06E+00</text:p>
          </table:table-cell>
          <table:table-cell office:value-type="float" office:value="0.0000003816482" calcext:value-type="float">
            <text:p>3.82E-07</text:p>
          </table:table-cell>
          <table:table-cell/>
          <table:table-cell table:formula="of:=1/SQRT([.B29])" office:value-type="float" office:value="0.0090210979560879" calcext:value-type="float">
            <text:p>0.009021098</text:p>
          </table:table-cell>
          <table:table-cell table:formula="of:=[.D29]" office:value-type="float" office:value="0.0000003816482" calcext:value-type="float">
            <text:p>3.81648200E-07</text:p>
          </table:table-cell>
          <table:table-cell table:formula="of:=[.C29]" office:value-type="float" office:value="3.064037" calcext:value-type="float">
            <text:p>3.06403700E+00</text:p>
          </table:table-cell>
          <table:table-cell table:formula="of:=[.H29]*[.$G$2]" office:value-type="float" office:value="15.320185" calcext:value-type="float">
            <text:p>15.320185</text:p>
          </table:table-cell>
        </table:table-row>
        <table:table-row table:style-name="ro1">
          <table:table-cell/>
          <table:table-cell office:value-type="float" office:value="49152" calcext:value-type="float">
            <text:p>4.92E+04</text:p>
          </table:table-cell>
          <table:table-cell office:value-type="float" office:value="28.6095" calcext:value-type="float">
            <text:p>2.86E+01</text:p>
          </table:table-cell>
          <table:table-cell office:value-type="float" office:value="0.00000003065206" calcext:value-type="float">
            <text:p>3.07E-08</text:p>
          </table:table-cell>
          <table:table-cell/>
          <table:table-cell table:formula="of:=1/SQRT([.B30])" office:value-type="float" office:value="0.00451054897804395" calcext:value-type="float">
            <text:p>0.004510549</text:p>
          </table:table-cell>
          <table:table-cell table:formula="of:=[.D30]" office:value-type="float" office:value="0.00000003065206" calcext:value-type="float">
            <text:p>3.06520600E-08</text:p>
          </table:table-cell>
          <table:table-cell table:formula="of:=[.C30]" office:value-type="float" office:value="28.6095" calcext:value-type="float">
            <text:p>2.86095000E+01</text:p>
          </table:table-cell>
          <table:table-cell table:formula="of:=[.H30]*[.$G$2]" office:value-type="float" office:value="143.0475" calcext:value-type="float">
            <text:p>143.04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Quad P4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.00E+02</text:p>
          </table:table-cell>
          <table:table-cell office:value-type="float" office:value="0.07103897" calcext:value-type="float">
            <text:p>7.10E-02</text:p>
          </table:table-cell>
          <table:table-cell office:value-type="float" office:value="0.0001114309" calcext:value-type="float">
            <text:p>1.11E-04</text:p>
          </table:table-cell>
          <table:table-cell/>
          <table:table-cell table:formula="of:=1/SQRT([.B33])" office:value-type="float" office:value="0.0577350269189626" calcext:value-type="float">
            <text:p>0.0577350269</text:p>
          </table:table-cell>
          <table:table-cell table:formula="of:=[.D33]" office:value-type="float" office:value="0.0001114309" calcext:value-type="float">
            <text:p>1.11430900E-04</text:p>
          </table:table-cell>
          <table:table-cell table:formula="of:=[.C33]" office:value-type="float" office:value="0.07103897" calcext:value-type="float">
            <text:p>7.10389700E-02</text:p>
          </table:table-cell>
          <table:table-cell table:formula="of:=[.H33]*[.$G$2]" office:value-type="float" office:value="0.35519485" calcext:value-type="float">
            <text:p>0.35519485</text:p>
          </table:table-cell>
        </table:table-row>
        <table:table-row table:style-name="ro1">
          <table:table-cell/>
          <table:table-cell office:value-type="float" office:value="1200" calcext:value-type="float">
            <text:p>1.20E+03</text:p>
          </table:table-cell>
          <table:table-cell office:value-type="float" office:value="0.2848627" calcext:value-type="float">
            <text:p>2.85E-01</text:p>
          </table:table-cell>
          <table:table-cell office:value-type="float" office:value="0.00003948844" calcext:value-type="float">
            <text:p>3.95E-05</text:p>
          </table:table-cell>
          <table:table-cell/>
          <table:table-cell table:formula="of:=1/SQRT([.B34])" office:value-type="float" office:value="0.0288675134594813" calcext:value-type="float">
            <text:p>0.0288675135</text:p>
          </table:table-cell>
          <table:table-cell table:formula="of:=[.D34]" office:value-type="float" office:value="0.00003948844" calcext:value-type="float">
            <text:p>3.94884400E-05</text:p>
          </table:table-cell>
          <table:table-cell table:formula="of:=[.C34]" office:value-type="float" office:value="0.2848627" calcext:value-type="float">
            <text:p>2.84862700E-01</text:p>
          </table:table-cell>
          <table:table-cell table:formula="of:=[.H34]*[.$G$2]" office:value-type="float" office:value="1.4243135" calcext:value-type="float">
            <text:p>1.4243135</text:p>
          </table:table-cell>
        </table:table-row>
        <table:table-row table:style-name="ro1">
          <table:table-cell/>
          <table:table-cell office:value-type="float" office:value="4800" calcext:value-type="float">
            <text:p>4.80E+03</text:p>
          </table:table-cell>
          <table:table-cell office:value-type="float" office:value="1.318513" calcext:value-type="float">
            <text:p>1.32E+00</text:p>
          </table:table-cell>
          <table:table-cell office:value-type="float" office:value="0.0000005071057" calcext:value-type="float">
            <text:p>5.07E-07</text:p>
          </table:table-cell>
          <table:table-cell/>
          <table:table-cell table:formula="of:=1/SQRT([.B35])" office:value-type="float" office:value="0.0144337567297406" calcext:value-type="float">
            <text:p>0.0144337567</text:p>
          </table:table-cell>
          <table:table-cell table:formula="of:=[.D35]" office:value-type="float" office:value="0.0000005071057" calcext:value-type="float">
            <text:p>5.07105700E-07</text:p>
          </table:table-cell>
          <table:table-cell table:formula="of:=[.C35]" office:value-type="float" office:value="1.318513" calcext:value-type="float">
            <text:p>1.31851300E+00</text:p>
          </table:table-cell>
          <table:table-cell table:formula="of:=[.H35]*[.$G$2]" office:value-type="float" office:value="6.592565" calcext:value-type="float">
            <text:p>6.592565</text:p>
          </table:table-cell>
        </table:table-row>
        <table:table-row table:style-name="ro1">
          <table:table-cell/>
          <table:table-cell office:value-type="float" office:value="19200" calcext:value-type="float">
            <text:p>1.92E+04</text:p>
          </table:table-cell>
          <table:table-cell office:value-type="float" office:value="6.620752" calcext:value-type="float">
            <text:p>6.62E+00</text:p>
          </table:table-cell>
          <table:table-cell office:value-type="float" office:value="0.00000006374697" calcext:value-type="float">
            <text:p>6.37E-08</text:p>
          </table:table-cell>
          <table:table-cell/>
          <table:table-cell table:formula="of:=1/SQRT([.B36])" office:value-type="float" office:value="0.00721687836487032" calcext:value-type="float">
            <text:p>0.0072168784</text:p>
          </table:table-cell>
          <table:table-cell table:formula="of:=[.D36]" office:value-type="float" office:value="0.00000006374697" calcext:value-type="float">
            <text:p>6.37469700E-08</text:p>
          </table:table-cell>
          <table:table-cell table:formula="of:=[.C36]" office:value-type="float" office:value="6.620752" calcext:value-type="float">
            <text:p>6.62075200E+00</text:p>
          </table:table-cell>
          <table:table-cell table:formula="of:=[.H36]*[.$G$2]" office:value-type="float" office:value="33.10376" calcext:value-type="float">
            <text:p>33.10376</text:p>
          </table:table-cell>
        </table:table-row>
        <table:table-row table:style-name="ro1">
          <table:table-cell/>
          <table:table-cell office:value-type="float" office:value="76800" calcext:value-type="float">
            <text:p>7.68E+04</text:p>
          </table:table-cell>
          <table:table-cell office:value-type="float" office:value="44.35885" calcext:value-type="float">
            <text:p>4.44E+01</text:p>
          </table:table-cell>
          <table:table-cell office:value-type="float" office:value="0.000000001840054" calcext:value-type="float">
            <text:p>1.84E-09</text:p>
          </table:table-cell>
          <table:table-cell/>
          <table:table-cell table:formula="of:=1/SQRT([.B37])" office:value-type="float" office:value="0.00360843918243516" calcext:value-type="float">
            <text:p>0.0036084392</text:p>
          </table:table-cell>
          <table:table-cell table:formula="of:=[.D37]" office:value-type="float" office:value="0.000000001840054" calcext:value-type="float">
            <text:p>1.84005400E-09</text:p>
          </table:table-cell>
          <table:table-cell table:formula="of:=[.C37]" office:value-type="float" office:value="44.35885" calcext:value-type="float">
            <text:p>4.43588500E+01</text:p>
          </table:table-cell>
          <table:table-cell table:formula="of:=[.H37]*[.$G$2]" office:value-type="float" office:value="221.79425" calcext:value-type="float">
            <text:p>221.7942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2:58:20.13831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0:52.360000000</meta:creation-date>
    <dc:date>2016-05-23T13:02:24.488330270</dc:date>
    <meta:editing-duration>PT3H29M2S</meta:editing-duration>
    <meta:editing-cycles>3</meta:editing-cycles>
    <meta:generator>LibreOffice/5.0.6.2$Linux_X86_64 LibreOffice_project/00m0$Build-2</meta:generator>
    <meta:document-statistic meta:table-count="1" meta:cell-count="154" meta:object-count="0"/>
  </office:meta>
</office:document-meta>
</file>